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ea79f" draw:fill="solid" draw:fill-color="#999999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80808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cccccc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999999" draw:fill="solid" draw:fill-color="#999999" draw:textarea-horizontal-align="justify" draw:textarea-vertical-align="middle" draw:auto-grow-height="false"/>
    </style:style>
    <style:style style:name="gr6" style:family="graphic" style:parent-style-name="standard">
      <style:graphic-properties svg:stroke-color="#cccccc" draw:fill="solid" draw:fill-color="#80808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8cm" svg:height="18cm" svg:x="1.6cm" svg:y="1.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0.6cm" svg:x="2.4cm" svg:y="2.9cm">
          <text:p text:style-name="P1">4*1123m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3cm" svg:height="11.5cm" svg:x="2.4cm" svg:y="7.3cm">
          <text:p text:style-name="P1">Les résultats ici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0.6cm" svg:x="10.5cm" svg:y="2.9cm">
          <text:p text:style-name="P1">7*12,3c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0.8cm" svg:x="2.254cm" svg:y="1.87cm">
          <text:p text:style-name="P1"><text:span text:style-name="T1">Veuillez saisir les dimensions </text:span></text:p>
          <text:p text:style-name="P1"><text:span text:style-name="T1">des barres avant découpe :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0.8cm" svg:x="10.3cm" svg:y="1.8cm">
          <text:p text:style-name="P1"><text:span text:style-name="T1">Veuillez saisir les dimensions </text:span></text:p>
          <text:p text:style-name="P1"><text:span text:style-name="T1">des barres après découpe :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0.6cm" svg:x="10.5cm" svg:y="4cm">
          <text:p text:style-name="P1">11*12m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0.6cm" svg:x="10.5cm" svg:y="5.2cm">
          <text:p text:style-name="P1">11cm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cm" svg:height="0.6cm" svg:x="14.7cm" svg:y="2.9cm">
          <text:p text:style-name="P1"><text:span text:style-name="T1">Ajouter une saisi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cm" svg:height="0.6cm" svg:x="6.6cm" svg:y="2.9cm">
          <text:p text:style-name="P1"><text:span text:style-name="T1">Ajouter une saisi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cm" svg:height="0.6cm" svg:x="8.7cm" svg:y="6.5cm">
          <text:p text:style-name="P1"><text:span text:style-name="T1">Appliqu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3:44:57.220286280</meta:creation-date>
    <dc:date>2015-04-22T14:02:01.227055621</dc:date>
    <meta:editing-duration>PT1M43S</meta:editing-duration>
    <meta:editing-cycles>2</meta:editing-cycles>
    <meta:generator>LibreOffice/4.2.7.2$Linux_X86_64 LibreOffice_project/420m0$Build-2</meta:generator>
    <meta:document-statistic meta:object-count="11"/>
  </office:meta>
</office:document-meta>
</file>